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Vietnam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202_1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107.75">
            <text:p>107.75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9.659999999999997">
            <text:p>−49.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ietnam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5201_1</text:p>
          </table:table-cell>
          <table:table-cell table:style-name="ACE-0" office:value-type="float" office:value="9.3900000000000006">
            <text:p>9.39</text:p>
          </table:table-cell>
          <table:table-cell table:style-name="ACE-0" office:value-type="float" office:value="107.75">
            <text:p>107.75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iece of 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9.270000000000003">
            <text:p>−49.2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ietnam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4754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0110">
            <text:p>10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6.5">
            <text:p>−56.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ietnam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146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200000000000003">
            <text:p>−64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Vietnam_She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KIA-3148_1</text:p>
          </table:table-cell>
          <table:table-cell table:style-name="ACE-0" office:value-type="float" office:value="9.25">
            <text:p>9.25</text:p>
          </table:table-cell>
          <table:table-cell table:style-name="ACE-0" office:value-type="float" office:value="107.98999999999999">
            <text:p>107.99</text:p>
          </table:table-cell>
          <table:table-cell table:style-name="ACE-0" office:value-type="float" office:value="11080">
            <text:p>110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ro-fibre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anebuth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2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30T03:04:3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